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8AB1DCBB59DF824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79cm, 13.509cm, 19.931cm, 9.63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499cm" svg:height="11.399cm" svg:x="0.401cm" svg:y="0.4cm">
          <draw:image xlink:href="Pictures/1000000000000BD000000FC08AB1DCBB59DF824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7:47:26.263920619</dc:date>
    <meta:editing-duration>PT2M46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